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fill-color="#ffffff" draw:auto-grow-height="true" fo:min-height="3.178cm"/>
    </style:style>
    <style:style style:name="pr9" style:family="presentation" style:parent-style-name="Default-outline1">
      <style:graphic-properties draw:fill-color="#ffffff" draw:auto-grow-height="true" fo:min-height="14.267cm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classes</presentation:footer-decl>
      <presentation:footer-decl presentation:name="ftr2">CMPTxxxx</presentation:footer-decl>
      <presentation:date-time-decl presentation:name="dtd1" presentation:source="fixed">26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reating Classes in C++:<text:line-break/><text:tab/>Stack example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26 Jan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ck note about pointer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>We can refer to <text:span text:style-name="T1">attributes</text:span>, <text:span text:style-name="T1">methods</text:span> of an object with the <text:span text:style-name="T1">dot</text:span> “<text:span text:style-name="T2">.</text:span>” operator:</text:p>
                <text:list>
                  <text:list-item>
                    <text:list>
                      <text:list-item>
                        <text:p><text:span text:style-name="T2">myVec.size()</text:span></text:p>
                      </text:list-item>
                    </text:list>
                  </text:list-item>
                </text:list>
              </text:list-item>
              <text:list-item>
                <text:p>But remember that C++ always passes parameters as <text:span text:style-name="T1">call-by-value</text:span></text:p>
              </text:list-item>
              <text:list-item>
                <text:p>So to pass an <text:span text:style-name="T1">object</text:span>, we need to pass a <text:span text:style-name="T1">pointer</text:span></text:p>
              </text:list-item>
              <text:list-item>
                <text:p>To get to attributes/methods of an object from its pointer, use the <text:span text:style-name="T1">arrow</text:span> “<text:span text:style-name="T2">-&gt;</text:span>” operator:</text:p>
                <text:list>
                  <text:list-item>
                    <text:list>
                      <text:list-item>
                        <text:p><text:span text:style-name="T2">myVectorPtr-&gt;size()</text:span></text:p>
                      </text:list-item>
                    </text:list>
                  </text:list-item>
                </text:list>
              </text:list-item>
              <text:list-item>
                <text:p>Also, <text:span text:style-name="T2">new</text:span> always returns a point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Classes: declare vs. define</text:p>
          </draw:text-box>
        </draw:frame>
        <draw:frame presentation:style-name="pr9" draw:text-style-name="P3" draw:layer="layout" svg:width="25.199cm" svg:height="14.618cm" svg:x="1.4cm" svg:y="4.507cm" presentation:class="outline" presentation:user-transformed="true">
          <draw:text-box>
            <text:list text:style-name="L3">
              <text:list-item>
                <text:p text:style-name="P1">(See <text:span text:style-name="T3"><text:a xlink:href="http://twu.seanho.com/09spr/cmpt166/examples/Stack/">Stack</text:a></text:span> class in examples/ directory)</text:p>
              </text:list-item>
              <text:list-item>
                <text:p text:style-name="P1"><text:span text:style-name="T1">Header</text:span> file: <text:span text:style-name="T2">Stack.h</text:span></text:p>
                <text:list>
                  <text:list-item>
                    <text:p text:style-name="P1">Declare Stack <text:span text:style-name="T1">class</text:span></text:p>
                  </text:list-item>
                  <text:list-item>
                    <text:p text:style-name="P1"><text:span text:style-name="T1">public</text:span>/<text:span text:style-name="T1">private</text:span> sections</text:p>
                  </text:list-item>
                  <text:list-item>
                    <text:p text:style-name="P1">Declare methods, including <text:span text:style-name="T1">constructor</text:span> (<text:span text:style-name="T2">Stack()</text:span>) and <text:span text:style-name="T1">destructor</text:span> (<text:span text:style-name="T2">~Stack()</text:span>)</text:p>
                  </text:list-item>
                  <text:list-item>
                    <text:p text:style-name="P1">Defines <text:span text:style-name="T1">helper</text:span> class: <text:span text:style-name="T2">Node</text:span></text:p>
                  </text:list-item>
                </text:list>
              </text:list-item>
              <text:list-item>
                <text:p text:style-name="P1"><text:span text:style-name="T1">Implementation</text:span>: <text:span text:style-name="T2">Stack.cpp</text:span></text:p>
                <text:list>
                  <text:list-item>
                    <text:p text:style-name="P1">Define methods in Stack:: <text:span text:style-name="T1">namespace</text:span></text:p>
                    <text:list>
                      <text:list-item>
                        <text:p><text:span text:style-name="T2">void Stack::push(void* da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ack.h: header file</text:p>
          </draw:text-box>
        </draw:frame>
        <draw:frame presentation:style-name="pr6" draw:layer="layout" svg:width="25.199cm" svg:height="14.496cm" svg:x="1.4cm" svg:y="4.507cm" presentation:class="outline" presentation:user-transformed="true">
          <draw:text-box>
            <text:list text:style-name="L3">
              <text:list-item>
                <text:p>Pre-processor <text:span text:style-name="T1">include guards</text:span>: <text:span text:style-name="T2">#ifdef</text:span></text:p>
              </text:list-item>
              <text:list-item>
                <text:p><text:span text:style-name="T1">Helper</text:span> class: <text:span text:style-name="T2">Node</text:span>: a node in a<text:span text:style-name="T1"> linked list</text:span></text:p>
                <text:list>
                  <text:list-item>
                    <text:p><text:span text:style-name="T1">Attributes</text:span>: <text:span text:style-name="T2">data</text:span>, <text:span text:style-name="T2">next</text:span></text:p>
                    <text:list>
                      <text:list-item>
                        <text:p><text:span text:style-name="T2">void* data</text:span> means payload can be <text:span text:style-name="T1">anything</text:span></text:p>
                      </text:list-item>
                    </text:list>
                  </text:list-item>
                  <text:list-item>
                    <text:p><text:span text:style-name="T1">Methods</text:span>: constructor, destructor</text:p>
                  </text:list-item>
                </text:list>
              </text:list-item>
              <text:list-item>
                <text:p><text:span text:style-name="T2">Stack</text:span> class: we implement using linked list</text:p>
                <text:list>
                  <text:list-item>
                    <text:p><text:span text:style-name="T1">Attribute</text:span>: <text:span text:style-name="T2">Node* head</text:span> (<text:span text:style-name="T1">private</text:span>)</text:p>
                  </text:list-item>
                  <text:list-item>
                    <text:p><text:span text:style-name="T1">Methods</text:span>: <text:span text:style-name="T2">push()</text:span>, <text:span text:style-name="T2">pop()</text:span>, <text:span text:style-name="T2">peek()</text:span></text:p>
                    <text:list>
                      <text:list-item>
                        <text:p>Also constructor, destructor</text:p>
                      </text:list-item>
                      <text:list-item>
                        <text:p><text:span text:style-name="T2">peek()</text:span> returns top value without popp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ack.cpp: define method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>Define <text:span text:style-name="T1">methods</text:span> of both <text:span text:style-name="T2">Node</text:span> and <text:span text:style-name="T2">Stack</text:span> classes</text:p>
              </text:list-item>
              <text:list-item>
                <text:p>Must <text:span text:style-name="T1">prefix</text:span> names of methods with <text:span text:style-name="T1">class names</text:span></text:p>
                <text:list>
                  <text:list-item>
                    <text:p>each class has its own <text:span text:style-name="T1">namespace</text:span></text:p>
                    <text:list>
                      <text:list-item>
                        <text:p><text:span text:style-name="T2">void Stack::push(void* dat)</text:span></text:p>
                      </text:list-item>
                    </text:list>
                  </text:list-item>
                </text:list>
              </text:list-item>
              <text:list-item>
                <text:p>Define <text:span text:style-name="T1">constructors</text:span>, <text:span text:style-name="T1">destructors</text:span></text:p>
                <text:list>
                  <text:list-item>
                    <text:p>Con-/de-structors don't <text:span text:style-name="T1">return</text:span> anything</text:p>
                    <text:list>
                      <text:list-item>
                        <text:p><text:span text:style-name="T2">Stack::~Stack()</text:span></text:p>
                      </text:list-item>
                    </text:list>
                  </text:list-item>
                </text:list>
              </text:list-item>
              <text:list-item>
                <text:p>Refer to <text:span text:style-name="T1">attributes</text:span> directly (no need for “<text:span text:style-name="T1">self</text:span>”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 presentation:user-transformed="true">
          <draw:text-box>
            <text:p>Managing memory: who owns?</text:p>
          </draw:text-box>
        </draw:frame>
        <draw:frame presentation:style-name="pr6" draw:layer="layout" svg:width="26.221cm" svg:height="14.016cm" svg:x="1.4cm" svg:y="4.507cm" presentation:class="outline" presentation:user-transformed="true">
          <draw:text-box>
            <text:list text:style-name="L3">
              <text:list-item>
                <text:p>Our linked-list is a <text:span text:style-name="T1">dynamic</text:span> data structure</text:p>
                <text:list>
                  <text:list-item>
                    <text:p>Allocates memory on the <text:span text:style-name="T1">heap</text:span></text:p>
                  </text:list-item>
                  <text:list-item>
                    <text:p>Must make sure to <text:span text:style-name="T1">deallocate</text:span> properly!</text:p>
                  </text:list-item>
                </text:list>
              </text:list-item>
              <text:list-item>
                <text:p>The critical question is: <text:span text:style-name="T1">who owns the object?</text:span></text:p>
                <text:list>
                  <text:list-item>
                    <text:p>Who's <text:span text:style-name="T1">responsible</text:span> to deallocate its memory?</text:p>
                  </text:list-item>
                </text:list>
              </text:list-item>
              <text:list-item>
                <text:p>Philosophy in <text:span text:style-name="T2">Stack.cpp</text:span>: <text:span text:style-name="T1">calling program</text:span> owns the data/payload, must deallocate it</text:p>
                <text:list>
                  <text:list-item>
                    <text:p>So our <text:span text:style-name="T1">destructors</text:span> do <text:span text:style-name="T1">not</text:span> do any dealloc</text:p>
                  </text:list-item>
                  <text:list-item>
                    <text:p>So <text:span text:style-name="T2">~Stack()</text:span> assumes stack must be <text:span text:style-name="T1">empty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ackTest.cpp: testbed</text:p>
          </draw:text-box>
        </draw:frame>
        <draw:frame presentation:style-name="pr6" draw:layer="layout" svg:width="25.199cm" svg:height="14.096cm" svg:x="1.4cm" svg:y="4.507cm" presentation:class="outline" presentation:user-transformed="true">
          <draw:text-box>
            <text:list text:style-name="L3">
              <text:list-item>
                <text:p><text:span text:style-name="T2">Stack.cpp</text:span> <text:span text:style-name="T1">doesn't </text:span>have a main() function</text:p>
              </text:list-item>
              <text:list-item>
                <text:p><text:span text:style-name="T2">StackTest.cpp</text:span> is our <text:span text:style-name="T1">testbed</text:span> program</text:p>
                <text:list>
                  <text:list-item>
                    <text:p>Has a <text:span text:style-name="T2">main()</text:span> function, creates a <text:span text:style-name="T2">Stack</text:span></text:p>
                  </text:list-item>
                  <text:list-item>
                    <text:p>Creates payloads; <text:span text:style-name="T1">deallocs</text:span> them, too</text:p>
                  </text:list-item>
                </text:list>
              </text:list-item>
              <text:list-item>
                <text:p><text:span text:style-name="T2">using namespace std;</text:span> line goes in <text:span text:style-name="T1">testbed</text:span></text:p>
                <text:list>
                  <text:list-item>
                    <text:p><text:span text:style-name="T1">Not</text:span> in header files! (would defeat the purpose of namespaces)</text:p>
                    <text:list>
                      <text:list-item>
                        <text:p><text:span text:style-name="T2">#include “Stack.h”</text:span></text:p>
                      </text:list-item>
                      <text:list-item>
                        <text:p><text:span text:style-name="T2">#include &lt;iostream&gt;</text:span></text:p>
                      </text:list-item>
                      <text:list-item>
                        <text:p><text:span text:style-name="T2">using namespace std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15T12:24:22</meta:creation-date>
    <dc:date>2009-01-26T14:33:27</dc:date>
    <meta:editing-cycles>85</meta:editing-cycles>
    <meta:editing-duration>PT115H27M38S</meta:editing-duration>
    <meta:document-statistic meta:object-count="186"/>
    <meta:user-defined meta:name="Info 1"/>
    <meta:user-defined meta:name="Info 2"/>
    <meta:user-defined meta:name="Info 3"/>
    <meta:user-defined meta:name="Info 4"/>
  </office:meta>
</office:document-meta>
</file>